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0"/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2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xbe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xbe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xbe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Default" office:value-type="string">
            <text:p><text:s text:c="9"/>VCC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8"/>DOUT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ce10"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3"/>DIN / CONFIG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9"/>DO8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8"/>RESET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4"/>PWM0 / RSSI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8"/>PWM1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Default" office:value-type="string">
            <text:p><text:s text:c="6"/>[reserved]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DTR / SLEEP_RQ / DI8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Default" office:value-type="string">
            <text:p><text:s text:c="9"/>GND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AD4 / DIO4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CTS / DIO7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ce10"/>
          <table:table-cell table:style-name="Default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<text:s text:c="5"/>ON / SLEEP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Default" office:value-type="string">
            <text:p><text:s text:c="8"/>VREF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Associate / AD5 / DIO5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2"/>RTS / AD6 / DIO6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ce10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AD3 / DIO3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ce10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AD2 / DIO2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AD1 / DIO1</text:p>
          </table:table-cell>
          <table:table-cell table:style-name="ce14" table:number-columns-repeated="249"/>
        </table:table-row>
        <table:table-row table:style-name="ro1">
          <table:table-cell table:style-name="Default" office:value-type="float" office:value="20">
            <text:p>20</text:p>
          </table:table-cell>
          <table:table-cell table:style-name="ce10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Default" office:value-type="string">
            <text:p><text:s text:c="5"/>AD0 / DIO0</text:p>
          </table:table-cell>
          <table:table-cell table:style-name="ce14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all.A58:all.AMJ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3">05/23/2009</text:date>, <text:time>19:41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4-10T19:33:07</meta:creation-date>
    <dc:date>2009-05-23T19:41:23</dc:date>
    <dc:language>de-DE</dc:language>
    <meta:editing-cycles>10</meta:editing-cycles>
    <meta:editing-duration>PT00H48M52S</meta:editing-duration>
    <dc:creator>Tom Bennellick</dc:creator>
    <meta:document-statistic meta:table-count="1" meta:cell-count="179" meta:object-count="0"/>
    <meta:user-defined meta:name="Info 1"/>
    <meta:user-defined meta:name="Info 2"/>
    <meta:user-defined meta:name="Info 3"/>
    <meta:user-defined meta:name="Info 4"/>
  </office:meta>
</office:document-meta>
</file>